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5"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fo:break-before="page"/>
    </style:style>
    <style:style style:name="P8" style:family="paragraph" style:parent-style-name="Standard">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ZIONE PROGETTO</text:p>
      <text:p text:style-name="P5">Metodologie Di Programmazione</text:p>
      <text:p text:style-name="P1"/>
      <text:p text:style-name="P2">a cura di </text:p>
      <text:p text:style-name="P2"/>
      <text:p text:style-name="P3">Apollaro Gianluca <text:s/><text:tab/><text:tab/><text:span text:style-name="T1">Mat.</text:span> <text:s text:c="2"/>4520422<text:tab/><text:span text:style-name="T1">E-mail:<text:tab/></text:span></text:p>
      <text:p text:style-name="P3">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3">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3">Trevisan Marco<text:tab/><text:tab/><text:span text:style-name="T1">Mat.</text:span><text:tab/>4016623<text:tab/><text:span text:style-name="T1">E-mail:</text:span> <text:tab/><text:a xlink:type="simple" xlink:href="mailto:mail@3v1n0.net"><text:span text:style-name="Internet_20_link">mail@3v1n0.net</text:span></text:a></text:p>
      <text:p text:style-name="P6"/>
      <text:p text:style-name="P6"/>
      <text:p text:style-name="P6"/>
      <text:p text:style-name="P7">L'esercizio che abbiamo scelto come base per lo svolgimento del progetto richiedeva la visualizzazione e stampa di una fattura per un negozio di audio/video.</text:p>
      <text:p text:style-name="P6"/>
      <text:p text:style-name="P6">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6"/>
      <text:p text:style-name="P6">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6"/>
      <text:p text:style-name="P6">Scendendo ancora di più in linea gerarchica troviamo le classi <text:span text:style-name="T2">GenericItem</text:span>, <text:span text:style-name="T2">ShopItem</text:span> e <text:span text:style-name="T2">ItemDiscount</text:span> che sono tutte classi che estendono <text:span text:style-name="T2">AbstractItem</text:span> che sono classi concrete che ridefiniscono dei parametri particolari.</text:p>
      <text:p text:style-name="P6"/>
      <text:p text:style-name="P6">In particolare, <text:span text:style-name="T2">GenericItem</text:span> è stata definita per rappresentare una qualsiasi Item generica e che quindi abbia dei campi come il Tipo, la marca, il nome, una descrizione ed il prezzo.</text:p>
      <text:p text:style-name="P6">Per la memorizzazione di questi parametri, piuttosto che usare delle variabili di classe, abbiamo preferito usare un nuovo tipo di dati che abbiamo definito con la classe astratta <text:span text:style-name="T2">ItemFeatures</text:span>.</text:p>
      <text:p text:style-name="P6"/>
      <text:p text:style-name="P6">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6"/>
      <text:p text:style-name="P6">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text:span text:style-name="T3">foglie.</text:span></text:p>
      <text:p text:style-name="P6"/>
      <text:p text:style-name="P6">Le altre due sottoclassi di <text:span text:style-name="T2">AbstractItem</text:span>, vale a dire <text:span text:style-name="T2">ItemDiscount</text:span> e <text:span text:style-name="T2">ShopItem</text:span> sono sostanzialmente delle classi che, attraverso l'utilizzo del pattern decorator, “avvolgono” un qualsiasi oggetto della classe Item (e sue sottoclassi) memorizzandolo e ritornando quindi i suoi valori.</text:p>
      <text:p text:style-name="P6">In Particolare la classe <text:span text:style-name="T2">ItemDiscount</text:span>, che è a sua volta astratta, definisce anche un metodo <text:s/><text:span text:style-name="T2">createDiscount()</text:span> astratto (che deve essere quindi implementato nelle sue sottoclassi) e che sfruttando l'idea del factory permette di definire il valore dello sconto a partire da una nuova sottoclasse, permettendo così una notevole estendibilità in questo campo.</text:p>
      <text:p text:style-name="P6"/>
      <text:p text:style-name="P6">Procedendo nell'analisi del nostro programma vediamo che la classe GenericItem funge da modello per tutti gli oggetti che saranno messi “in vendita” nel nostro negozio.</text:p>
      <text:p text:style-name="P6">Nel nostro esempio abbiamo creato classi che definiscono Hi-Fi, Decoder, Speakers, TVSet, vari tipi di supporti (CD, DVD, BluRay, ecc..) e i loro rispettivi lettori, ma naturalmente è possibile aggiungere un qualsiasi altro oggetto estendendo la classe GenericItem e sovrascrivendo opportunamente i metodi della superclasse.</text:p>
      <text:p text:style-name="P6">In questo modo è stato possibile strutturare un'insieme di merci sufficientemente vario e allo stesso tempo facilmente estendibile.</text:p>
      <text:p text:style-name="P6"/>
      <text:p text:style-name="P6">Anche se abbiamo deciso di non rappresentarlo nel diagramma alla fine il risultato ottenuto dal nostro programma è una creazione di un negozio virtuale di audio video con elementi del listino aggiunti da noi attraverso varie classi anch'esse estendibili. Su questo negozio viene caricato un menu di scelta (tipo un carrello della spesa virtuale), dove è possibile selezionare tra gli oggetti presenti quelli che si vogliono “comprare”. Una volta effetuata la scelta il programma stampa sia su terminale che su una pagina html una fattura della merce acquistata, formattata secondo lo standard attual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co Trevisan</meta:initial-creator>
    <meta:creation-date>2009-07-08T16:39:47</meta:creation-date>
    <dc:creator>Matteo Pratesi</dc:creator>
    <dc:date>2009-07-09T01:28:10.29</dc:date>
    <dc:language>it-IT</dc:language>
    <meta:editing-cycles>9</meta:editing-cycles>
    <meta:editing-duration>PT03H56M59S</meta:editing-duration>
    <meta:document-statistic meta:table-count="0" meta:image-count="0" meta:object-count="0" meta:page-count="2" meta:paragraph-count="21" meta:word-count="663" meta:character-count="4475"/>
    <meta:user-defined meta:name="Info 1"/>
    <meta:user-defined meta:name="Info 2"/>
    <meta:user-defined meta:name="Info 3"/>
    <meta:user-defined meta:name="Info 4"/>
  </office:meta>
</office:document-meta>
</file>